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20aa3e" officeooo:paragraph-rsid="0020aa3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style:text-properties officeooo:paragraph-rsid="0023d39c"/>
    </style:style>
    <style:style style:name="T1" style:family="text">
      <style:text-properties officeooo:rsid="0020aa3e"/>
    </style:style>
    <style:style style:name="T2" style:family="text">
      <style:text-properties officeooo:rsid="00216b12"/>
    </style:style>
    <style:style style:name="T3" style:family="text">
      <style:text-properties officeooo:rsid="0022b6ec"/>
    </style:style>
    <style:style style:name="T4" style:family="text">
      <style:text-properties officeooo:rsid="0023d39c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23d39c" fo:background-color="#ffff00" loext:char-shading-value="0"/>
    </style:style>
    <style:style style:name="T7" style:family="text">
      <style:text-properties officeooo:rsid="0023d39c" fo:background-color="#ffff00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0aa3e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0">I</text:span><text:span text:style-name="T9">nstrucciones</text:span>: </text:p>
      <text:p text:style-name="P4">Marque con <text:span text:style-name="T4">el </text:span><text:span text:style-name="T7">color amarillo</text:span><text:span text:style-name="T8"> </text:span>la opción que considere correcta. Solo una respuesta es correcta por pregunta. <text:span text:style-name="T4">Integra la fuente (URL de dónde averiguaste la respuesta) de la respuesta para que tus compañeros puedan cotejar </text:span></text:p>
      <text:p text:style-name="P4">¿Cuál es la función principal de un conector USB?</text:p>
      <text:p text:style-name="P4">a) Transmitir señales de radio.</text:p>
      <text:p text:style-name="P4">b) Conectar dispositivos para la transferencia de datos y energía.</text:p>
      <text:p text:style-name="P4">c) Reproducir audio en altavoces.</text:p>
      <text:p text:style-name="P4">d) Capturar imágenes con una cámara.</text:p>
      <text:p text:style-name="P4"/>
      <text:p text:style-name="P4">¿Cuál es la velocidad de transferencia de datos del estándar USB 2.0?</text:p>
      <text:p text:style-name="P4">a) 480 Mbps.</text:p>
      <text:p text:style-name="P4">b) 5 Gbps.</text:p>
      <text:p text:style-name="P4">c) 12 Mbps.</text:p>
      <text:p text:style-name="P4">d) 1 Gbps.</text:p>
      <text:p text:style-name="P4"/>
      <text:p text:style-name="P4">¿Qué tipo de conector se utiliza comúnmente para cargar dispositivos móviles, como smartphones y tabletas?</text:p>
      <text:p text:style-name="P4">a) USB Type-A.</text:p>
      <text:p text:style-name="P4">b) USB Type-B.</text:p>
      <text:p text:style-name="P4">c) USB Micro-B.</text:p>
      <text:p text:style-name="P4">d) USB-C.</text:p>
      <text:p text:style-name="P4"/>
      <text:p text:style-name="P4">¿Cuál es la principal ventaja del conector USB-C en comparación con otros conectores USB?</text:p>
      <text:p text:style-name="P4">a) Es más pequeño y reversible.</text:p>
      <text:p text:style-name="P4">b) Tiene mayor velocidad de transferencia.</text:p>
      <text:p text:style-name="P4">c) Solo se utiliza en dispositivos Apple.</text:p>
      <text:p text:style-name="P4">d) No requiere energía para la transferencia de datos.</text:p>
      <text:p text:style-name="P4"/>
      <text:p text:style-name="P4">¿Cuál de los siguientes dispositivos suele utilizar un conector USB Mini-B?</text:p>
      <text:p text:style-name="P4">a) Impresoras.</text:p>
      <text:p text:style-name="P4">b) Cámaras digitales.</text:p>
      <text:p text:style-name="P4">c) Ratones.</text:p>
      <text:p text:style-name="P4">d) Teclados.</text:p>
      <text:p text:style-name="P4"/>
      <text:p text:style-name="P4">¿Qué significa la sigla "USB" en inglés?</text:p>
      <text:p text:style-name="P4">a) Universal Serial Bus.</text:p>
      <text:p text:style-name="P4">b) United States of Bluetooth.</text:p>
      <text:p text:style-name="P4">c) Ultra Speed Connector.</text:p>
      <text:p text:style-name="P4">d) Underlying System Backup.</text:p>
      <text:p text:style-name="P4"/>
      <text:p text:style-name="P4">¿Qué versión de USB introdujo el conector USB Type-C por primera vez?</text:p>
      <text:p text:style-name="P4">a) USB 1.1.</text:p>
      <text:p text:style-name="P4">b) USB 2.0.</text:p>
      <text:p text:style-name="P4">c) USB 3.0.</text:p>
      <text:p text:style-name="P4">d) USB 3.1.</text:p>
      <text:p text:style-name="P4"/>
      <text:p text:style-name="P4"><text:soft-page-break/>¿Cuál es la función principal del protocolo USB Power Delivery (USB PD)?</text:p>
      <text:p text:style-name="P4">a) Mejorar la velocidad de transferencia de datos.</text:p>
      <text:p text:style-name="P4">b) Proporcionar energía para la carga rápida de dispositivos.</text:p>
      <text:p text:style-name="P4">c) Conectar periféricos de audio.</text:p>
      <text:p text:style-name="P4">d) Facilitar la conexión inalámbrica.</text:p>
      <text:p text:style-name="P4"/>
      <text:p text:style-name="P4">¿Cuántos pines tiene un conector USB Type-A estándar?</text:p>
      <text:p text:style-name="P4">a) 4.</text:p>
      <text:p text:style-name="P4">b) 6.</text:p>
      <text:p text:style-name="P4">c) 8.</text:p>
      <text:p text:style-name="P4">d) 12.</text:p>
      <text:p text:style-name="P4"/>
      <text:p text:style-name="P4">¿Qué tipo de conector se utiliza comúnmente para conectar impresoras y escáneres a una computadora?</text:p>
      <text:p text:style-name="P4">a) USB Type-C.</text:p>
      <text:p text:style-name="P4">b) USB Mini-B.</text:p>
      <text:p text:style-name="P4">c) USB Type-A.</text:p>
      <text:p text:style-name="P4">d) USB Type-B.</text:p>
      <text:p text:style-name="P4"/>
      <text:p text:style-name="P4">¿Cuál es la función del conector USB OTG (On-The-Go)?</text:p>
      <text:p text:style-name="P4">a) Conectar dispositivos USB directamente entre sí sin necesidad de una computadora.</text:p>
      <text:p text:style-name="P4">b) Optimizar la velocidad de conexión a Internet.</text:p>
      <text:p text:style-name="P4">c) Mejorar la calidad de audio en dispositivos USB.</text:p>
      <text:p text:style-name="P4">d) Proporcionar energía a dispositivos externos.</text:p>
      <text:p text:style-name="P4"/>
      <text:p text:style-name="P4">¿Cuál es la velocidad de transferencia de datos del estándar USB 3.0?</text:p>
      <text:p text:style-name="P4">a) 480 Mbps.</text:p>
      <text:p text:style-name="P4">b) 5 Gbps.</text:p>
      <text:p text:style-name="P4">c) 12 Mbps.</text:p>
      <text:p text:style-name="P4">d) 1 Gbps.</text:p>
      <text:p text:style-name="P4"/>
      <text:p text:style-name="P4">¿Cuál es la característica principal de un cable USB 3.1 Gen 2?</text:p>
      <text:p text:style-name="P4">a) Mayor velocidad de transferencia.</text:p>
      <text:p text:style-name="P4">b) Menor compatibilidad con dispositivos antiguos.</text:p>
      <text:p text:style-name="P4">c) Conector más grande.</text:p>
      <text:p text:style-name="P4">d) Solo compatible con dispositivos Apple.</text:p>
      <text:p text:style-name="P4"/>
      <text:p text:style-name="P4">¿Cuál de las siguientes afirmaciones es verdadera sobre USB 3.2?</text:p>
      <text:p text:style-name="P4">a) Introduce velocidades de transferencia de hasta 10 Gbps.</text:p>
      <text:p text:style-name="P4">b) Es una versión más antigua que USB 2.0.</text:p>
      <text:p text:style-name="P4">c) Utiliza únicamente conectores USB Type-A.</text:p>
      <text:p text:style-name="P4">d) No es compatible con la carga de dispositivos.</text:p>
      <text:p text:style-name="P4"/>
      <text:p text:style-name="P4">¿Qué tipo de conector se utiliza comúnmente para conectar dispositivos de almacenamiento externo, como discos duros?</text:p>
      <text:p text:style-name="P4">a) USB Type-A.</text:p>
      <text:p text:style-name="P4">b) USB Type-B.</text:p>
      <text:p text:style-name="P4"><text:soft-page-break/>c) USB Micro-B.</text:p>
      <text:p text:style-name="P4">d) USB-C.</text:p>
      <text:p text:style-name="P4"/>
      <text:p text:style-name="P4">¿Cuántos conductores tiene un cable USB 2.0 estándar?</text:p>
      <text:p text:style-name="P4">a) 2.</text:p>
      <text:p text:style-name="P4">b) 4.</text:p>
      <text:p text:style-name="P4">c) 6.</text:p>
      <text:p text:style-name="P4">d) 8.</text:p>
      <text:p text:style-name="P4"/>
      <text:p text:style-name="P4">¿Qué ventaja ofrece el conector USB Micro-B sobre el conector USB Mini-B?</text:p>
      <text:p text:style-name="P4">a) Mayor velocidad de transferencia.</text:p>
      <text:p text:style-name="P4">b) Mayor durabilidad.</text:p>
      <text:p text:style-name="P4">c) Reversibilidad.</text:p>
      <text:p text:style-name="P4">d) Menor tamaño.</text:p>
      <text:p text:style-name="P4"/>
      <text:p text:style-name="P4">¿En qué año se lanzó oficialmente el estándar USB 3.1?</text:p>
      <text:p text:style-name="P4">a) 2008.</text:p>
      <text:p text:style-name="P4">b) 2013.</text:p>
      <text:p text:style-name="P4">c) 2015.</text:p>
      <text:p text:style-name="P4">d) 2020.</text:p>
      <text:p text:style-name="P4"/>
      <text:p text:style-name="P4">¿Qué tipo de conector se utiliza comúnmente para conectar periféricos como teclados y ratones a una computadora?</text:p>
      <text:p text:style-name="P4">a) USB Type-A.</text:p>
      <text:p text:style-name="P4">b) USB Mini-B.</text:p>
      <text:p text:style-name="P4">c) USB Micro-B.</text:p>
      <text:p text:style-name="P4">d) USB Type-B.</text:p>
      <text:p text:style-name="P4"/>
      <text:p text:style-name="P4">¿Qué es el "USB Implementers Forum" (USB-IF)?</text:p>
      <text:p text:style-name="P4">a) Un grupo de usuarios de USB.</text:p>
      <text:p text:style-name="P4">b) Una organización que desarrolla y promueve el estándar USB.</text:p>
      <text:p text:style-name="P4">c) Un programa de software para mejorar la velocidad de conexión USB.</text:p>
      <text:p text:style-name="P4">d) Un dispositivo de almacenamiento USB de alta velocidad.</text:p>
      <text:p text:style-name="P4"/>
      <text:p text:style-name="P4">¿Cuál es la función principal del protocolo USB Audio Class?</text:p>
      <text:p text:style-name="P4">a) Mejorar la velocidad de transferencia de datos.</text:p>
      <text:p text:style-name="P4">b) Proporcionar energía para la carga rápida de dispositivos.</text:p>
      <text:p text:style-name="P4">c) Establecer estándares para la conexión de dispositivos de audio.</text:p>
      <text:p text:style-name="P4">d) Facilitar la conexión inalámbrica.</text:p>
      <text:p text:style-name="P4"/>
      <text:p text:style-name="P4">¿Qué versión de USB introdujo el conector USB Micro-B por primera vez?</text:p>
      <text:p text:style-name="P4">a) USB 1.1.</text:p>
      <text:p text:style-name="P4">b) USB 2.0.</text:p>
      <text:p text:style-name="P4">c) USB 3.0.</text:p>
      <text:p text:style-name="P4">d) USB 3.1.</text:p>
      <text:p text:style-name="P4"/>
      <text:p text:style-name="P4">¿Cuál es la principal ventaja del conector USB Type-B en comparación con otros conectores USB?</text:p>
      <text:p text:style-name="P4"><text:soft-page-break/>a) Es más pequeño y reversible.</text:p>
      <text:p text:style-name="P4">b) Tiene mayor velocidad de transferencia.</text:p>
      <text:p text:style-name="P4">c) Ofrece una conexión más segura para periféricos.</text:p>
      <text:p text:style-name="P4">d) No requiere energía para la transferencia de datos.</text:p>
      <text:p text:style-name="P4"/>
      <text:p text:style-name="P4">¿Qué tipo de conector se utiliza comúnmente en dispositivos Apple, como iPhones y iPads?</text:p>
      <text:p text:style-name="P4">a) USB Type-A.</text:p>
      <text:p text:style-name="P4">b) USB Micro-B.</text:p>
      <text:p text:style-name="P4">c) USB-C.</text:p>
      <text:p text:style-name="P4">d) Lightning.</text:p>
      <text:p text:style-name="P4"/>
      <text:p text:style-name="P4">¿Cuál es la longitud máxima recomendada para un cable USB 2.0 estándar sin pérdida significativa de rendimiento?</text:p>
      <text:p text:style-name="P4">a) 1 metro.</text:p>
      <text:p text:style-name="P4">b) 3 metros.</text:p>
      <text:p text:style-name="P4">c) 5 metros.</text:p>
      <text:p text:style-name="P4">d) 10 metros.</text:p>
      <text:p text:style-name="P4"/>
      <text:p text:style-name="P4">¿Cuál es la función del protocolo USB HID (Human Interface Device)?</text:p>
      <text:p text:style-name="P4">a) Mejorar la velocidad de transferencia de datos.</text:p>
      <text:p text:style-name="P4">b) Establecer estándares para la conexión de dispositivos de almacenamiento.</text:p>
      <text:p text:style-name="P4">c) Facilitar la conexión inalámbrica.</text:p>
      <text:p text:style-name="P4">d) Soportar dispositivos de entrada, como teclados y ratones.</text:p>
      <text:p text:style-name="P4"/>
      <text:p text:style-name="P4">¿Qué tipo de conector se utiliza comúnmente en impresoras y escáneres para la conexión a una computadora?</text:p>
      <text:p text:style-name="P4">a) USB Type-A.</text:p>
      <text:p text:style-name="P4">b) USB Micro-B.</text:p>
      <text:p text:style-name="P4">c) USB Type-B.</text:p>
      <text:p text:style-name="P4">d) USB-C.</text:p>
      <text:p text:style-name="P4"/>
      <text:p text:style-name="P4">¿Cuál es la principal diferencia entre USB 3.0 y USB 3.1?</text:p>
      <text:p text:style-name="P4">a) La velocidad de transferencia de datos.</text:p>
      <text:p text:style-name="P4">b) El tamaño del conector.</text:p>
      <text:p text:style-name="P4">c) La reversibilidad del conector.</text:p>
      <text:p text:style-name="P4">d) La compatibilidad con dispositivos Apple.</text:p>
      <text:p text:style-name="P4"/>
      <text:p text:style-name="P4">¿Cuál de las siguientes afirmaciones es correcta sobre USB 3.2?</text:p>
      <text:p text:style-name="P4">a) Introduce velocidades de transferencia de hasta 20 Gbps.</text:p>
      <text:p text:style-name="P4">b) Utiliza únicamente conectores USB Type-C.</text:p>
      <text:p text:style-name="P4">c) Es una versión más antigua que USB 2.0.</text:p>
      <text:p text:style-name="P4">d) No es compatible con la carga de dispositivos.</text:p>
      <text:p text:style-name="P4"/>
      <text:p text:style-name="P4">¿Cuál es la función principal del protocolo USB Mass Storage Class (MSC)?</text:p>
      <text:p text:style-name="P4">a) Proporcionar energía para la carga rápida de dispositivos.</text:p>
      <text:p text:style-name="P4">b) Soportar dispositivos de entrada, como teclados y ratones.</text:p>
      <text:p text:style-name="P4">c) Establecer estándares para la conexión de dispositivos de almacenamiento.</text:p>
      <text:p text:style-name="P4"><text:soft-page-break/>d) Facilitar la conexión inalámbric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20aa3e" officeooo:paragraph-rsid="0020aa3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officeooo:rsid="0023d3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ntenimiento y reparación de ordenadores -UFO - <text:span text:style-name="MT1">861</text:span></text:p>
        <text:p text:style-name="MP1"/>
      </style:header>
      <style:footer>
        <text:p text:style-name="MP2"><text:bookmark-start text:name="PageNumWizard_FOOTER_Estilo de página predeterminado3"/><text:page-number text:select-page="current">3</text:page-number><text:s/>/ <text:page-count>5</text:page-count><text:bookmark-end text:name="PageNumWizard_FOOTER_Estilo de página predeterminado3"/></text:p>
      </style:footer>
      <style:footer-left>
        <text:p text:style-name="MP3"><text:bookmark-start text:name="PageNumWizard_FOOTER_Estilo de página predeterminado2"/><text:page-number text:select-page="current">2</text:page-number><text:s/>/ <text:page-count>5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15:45:19.105657287</meta:creation-date>
    <dc:date>2024-01-11T19:23:20.960880947</dc:date>
    <meta:editing-duration>PT7H20M54S</meta:editing-duration>
    <meta:editing-cycles>12</meta:editing-cycles>
    <meta:generator>LibreOffice/7.6.2.1$Linux_X86_64 LibreOffice_project/56f7684011345957bbf33a7ee678afaf4d2ba333</meta:generator>
    <meta:document-statistic meta:table-count="0" meta:image-count="0" meta:object-count="0" meta:page-count="5" meta:paragraph-count="155" meta:word-count="987" meta:character-count="5889" meta:non-whitespace-character-count="5055"/>
  </office:meta>
</office:document-meta>
</file>